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number="urn:oasis:names:tc:opendocument:xmlns:datastyle:1.0" xmlns:fo="urn:oasis:names:tc:opendocument:xmlns:xsl-fo-compatible:1.0" office:version="1.0">
  <office:body>
    <office:text>
      <text:h text:outline-level="1" text:style-name="Heading_1" text:is-list-header="true">Database e-learning</text:h>
      <text:h text:outline-level="2" text:style-name="Heading_2" text:is-list-header="true">Table structure for table chitietlop</text:h>
      <table:table table:name="chitietlop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Lop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HocSinh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riggers chitietlop</text:h>
      <table:table table:name="chitietlop_triggers">
        <table:table-column table:number-columns-repeated="4"/>
        <table:table-row>
          <table:table-cell office:value-type="string">
            <text:p>Name</text:p>
          </table:table-cell>
          <table:table-cell office:value-type="string">
            <text:p>Time</text:p>
          </table:table-cell>
          <table:table-cell office:value-type="string">
            <text:p>Event</text:p>
          </table:table-cell>
          <table:table-cell office:value-type="string">
            <text:p>Definition</text:p>
          </table:table-cell>
        </table:table-row>
        <table:table-row>
          <table:table-cell office:value-type="string">
            <text:p>updateSiSoLopKhiNhap</text:p>
          </table:table-cell>
          <table:table-cell office:value-type="string">
            <text:p>AFTER</text:p>
          </table:table-cell>
          <table:table-cell office:value-type="string">
            <text:p>INSERT</text:p>
          </table:table-cell>
          <table:table-cell office:value-type="string">
            <text:p>UPDATE lop SET lop.siSo = (SELECT COUNT(*) FROM chitietlop WHERE NEW.maLop = chitietlop.maLop) WHERE lop.maLop = NEW.maLop</text:p>
          </table:table-cell>
        </table:table-row>
        <table:table-row>
          <table:table-cell office:value-type="string">
            <text:p>updateSiSoLopKhiSua</text:p>
          </table:table-cell>
          <table:table-cell office:value-type="string">
            <text:p>AFTER</text:p>
          </table:table-cell>
          <table:table-cell office:value-type="string">
            <text:p>UPDATE</text:p>
          </table:table-cell>
          <table:table-cell office:value-type="string">
            <text:p>UPDATE lop SET lop.siSo = (SELECT COUNT(*) FROM chitietlop WHERE OLD.maLop=chitietlop.maLop) WHERE lop.maLop = OLD.maLop</text:p>
          </table:table-cell>
        </table:table-row>
        <table:table-row>
          <table:table-cell office:value-type="string">
            <text:p>updateSiSoLopKhiSua2</text:p>
          </table:table-cell>
          <table:table-cell office:value-type="string">
            <text:p>AFTER</text:p>
          </table:table-cell>
          <table:table-cell office:value-type="string">
            <text:p>UPDATE</text:p>
          </table:table-cell>
          <table:table-cell office:value-type="string">
            <text:p>UPDATE lop SET lop.siSo = (SELECT COUNT(*) FROM chitietlop WHERE NEW.maLop=chitietlop.maLop) WHERE lop.maLop = NEW.maLop</text:p>
          </table:table-cell>
        </table:table-row>
        <table:table-row>
          <table:table-cell office:value-type="string">
            <text:p>updateSiSoLopKhiXoa</text:p>
          </table:table-cell>
          <table:table-cell office:value-type="string">
            <text:p>AFTER</text:p>
          </table:table-cell>
          <table:table-cell office:value-type="string">
            <text:p>DELETE</text:p>
          </table:table-cell>
          <table:table-cell office:value-type="string">
            <text:p>UPDATE lop SET lop.siSo = (SELECT COUNT(*) FROM chitietlop WHERE OLD.maLop = chitietlop.maLop) WHERE lop.maLop = OLD.maLop</text:p>
          </table:table-cell>
        </table:table-row>
      </table:table>
      <text:h text:outline-level="2" text:style-name="Heading_2" text:is-list-header="true">Table structure for table chucvu</text:h>
      <table:table table:name="chucvu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IDChucVu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Ta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de</text:h>
      <table:table table:name="de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De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gayLam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hanNop</text:p>
          </table:table-cell>
          <table:table-cell office:value-type="string">
            <text:p>datetim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Khoi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MonHoc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giaovien</text:h>
      <table:table table:name="giaovie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GiaoVien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nGiaoVien</text:p>
          </table:table-cell>
          <table:table-cell office:value-type="string">
            <text:p>varchar(10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hDaiDien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>Image/df_user.png</text:p>
          </table:table-cell>
          <table:table-cell office:value-type="string">
            <text:p/>
          </table:table-cell>
        </table:table-row>
        <table:table-row>
          <table:table-cell office:value-type="string">
            <text:p>ngaySinh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aChi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CC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IDChucVu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MonHoc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tKha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hocsinh</text:h>
      <table:table table:name="hocsinh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HocSinh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nHocSinh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nhDaiDien</text:p>
          </table:table-cell>
          <table:table-cell office:value-type="string">
            <text:p>varchar(500)</text:p>
          </table:table-cell>
          <table:table-cell office:value-type="string">
            <text:p>No</text:p>
          </table:table-cell>
          <table:table-cell office:value-type="string">
            <text:p>Image/df_user.png</text:p>
          </table:table-cell>
          <table:table-cell office:value-type="string">
            <text:p/>
          </table:table-cell>
        </table:table-row>
        <table:table-row>
          <table:table-cell office:value-type="string">
            <text:p>IDChucVu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ngaySinh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aChi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DT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gioiTinh</text:p>
          </table:table-cell>
          <table:table-cell office:value-type="string">
            <text:p>bit(1)</text:p>
          </table:table-cell>
          <table:table-cell office:value-type="string">
            <text:p>No</text:p>
          </table:table-cell>
          <table:table-cell office:value-type="string">
            <text:p>b'0'</text:p>
          </table:table-cell>
          <table:table-cell office:value-type="string">
            <text:p/>
          </table:table-cell>
        </table:table-row>
        <table:table-row>
          <table:table-cell office:value-type="string">
            <text:p>matKhau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md5()</text:p>
          </table:table-cell>
        </table:table-row>
      </table:table>
      <text:h text:outline-level="2" text:style-name="Heading_2" text:is-list-header="true">Table structure for table khoi</text:h>
      <table:table table:name="khoi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Khoi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oTa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>Khối lớp</text:p>
          </table:table-cell>
        </table:table-row>
      </table:table>
      <text:h text:outline-level="2" text:style-name="Heading_2" text:is-list-header="true">Table structure for table lop</text:h>
      <table:table table:name="lop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Lop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nLop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iSo</text:p>
          </table:table-cell>
          <table:table-cell office:value-type="string">
            <text:p>int(11)</text:p>
          </table:table-cell>
          <table:table-cell office:value-type="string">
            <text:p>Yes</text:p>
          </table:table-cell>
          <table:table-cell office:value-type="string">
            <text:p>NULL</text:p>
          </table:table-cell>
          <table:table-cell office:value-type="string">
            <text:p/>
          </table:table-cell>
        </table:table-row>
        <table:table-row>
          <table:table-cell office:value-type="string">
            <text:p>maKhoi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Truo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lopdamnhan</text:h>
      <table:table table:name="lopdamnhan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Lop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GiaoVien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monhoc</text:h>
      <table:table table:name="monhoc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MonHoc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nMonHoc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ngạnhangcauhoitracnghiem</text:h>
      <table:table table:name="ngạnhangcauhoitracnghiem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CauHoi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MonHoc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Khoi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huo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auHoi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oKh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A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B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C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apAn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rangThai</text:p>
          </table:table-cell>
          <table:table-cell office:value-type="string">
            <text:p>bit(1)</text:p>
          </table:table-cell>
          <table:table-cell office:value-type="string">
            <text:p>No</text:p>
          </table:table-cell>
          <table:table-cell office:value-type="string">
            <text:p>b'0'</text:p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thanhpho</text:h>
      <table:table table:name="thanhpho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ThanhPh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nThanhPho</text:p>
          </table:table-cell>
          <table:table-cell office:value-type="string">
            <text:p>varchar(2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Table structure for table truong</text:h>
      <table:table table:name="truong_structure">
        <table:table-column table:number-columns-repeated="5"/>
        <table:table-row>
          <table:table-cell office:value-type="string">
            <text:p>Column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</table:table-row>
        <table:table-row>
          <table:table-cell office:value-type="string">
            <text:p>maTruong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enTruong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iaChi</text:p>
          </table:table-cell>
          <table:table-cell office:value-type="string">
            <text:p>varchar(25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maThanhPh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
xmlns:text="urn:oasis:names:tc:opendocument:xmlns:text:1.0"
xmlns:table="urn:oasis:names:tc:opendocument:xmlns:table:1.0"
xmlns:style="urn:oasis:names:tc:opendocument:xmlns:style:1.0"
xmlns:number="urn:oasis:names:tc:opendocument:xmlns:datastyle:1.0"
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5.0.2</meta:generator>
    <meta:initial-creator>phpMyAdmin 5.0.2</meta:initial-creator>
    <meta:creation-date>2022-04-12T01:36:07</meta:creation-date>
  </office:meta>
</office:document-meta>
</file>